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ea0c" officeooo:paragraph-rsid="0019296c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c88ac" officeooo:paragraph-rsid="002c88ac"/>
    </style:style>
    <style:style style:name="P3" style:family="paragraph" style:parent-style-name="Standard">
      <style:text-properties fo:font-variant="normal" fo:text-transform="none" fo:color="#000000" loext:opacity="100%" style:font-name="Helvetica" fo:font-size="9.75pt" fo:letter-spacing="normal" fo:font-style="italic" fo:font-weight="normal" officeooo:rsid="002c88ac" officeooo:paragraph-rsid="002c88ac" style:font-style-asian="italic" style:font-style-complex="italic" loext:padding="0.049cm" loext:border="0.06pt solid #d9d9e3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tyle="italic" style:font-style-asian="italic" style:font-style-complex="italic" loext:padding="0.049cm" loext:border="0.06pt solid #d9d9e3"/>
    </style:style>
    <style:style style:name="P14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5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6" style:family="paragraph" style:parent-style-name="Standard">
      <style:text-properties officeooo:rsid="0019296c" officeooo:paragraph-rsid="0019296c"/>
    </style:style>
    <style:style style:name="P17" style:family="paragraph" style:parent-style-name="Standard">
      <style:text-properties officeooo:rsid="0030ddb9" officeooo:paragraph-rsid="0030ddb9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9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0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2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6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27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8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0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31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2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4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218c57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2df391"/>
    </style:style>
    <style:style style:name="T4" style:family="text">
      <style:text-properties officeooo:rsid="0030307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PIC<text:span text:style-name="T1">3</text:span> – <text:span text:style-name="T1">Security</text:span> – clase 0<text:span text:style-name="T4">6</text:span></text:p>
      <text:p text:style-name="P16"/>
      <text:p text:style-name="P17">Sintaxis setcap</text:p>
      <text:p text:style-name="P17">ufw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9T14:57:54.223943114</dc:date>
    <meta:editing-duration>P2DT20H45M43S</meta:editing-duration>
    <meta:editing-cycles>28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3" meta:word-count="7" meta:character-count="45" meta:non-whitespace-character-count="39"/>
  </office:meta>
</office:document-meta>
</file>